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</style:style>
    <style:style style:name="T534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4628057504J</text:p>
        </text:list-item>
        <text:list-item>
          <text:p text:style-name="P307">BR243251287399V</text:p>
        </text:list-item>
        <text:list-item>
          <text:p text:style-name="P308">BR245947441885M</text:p>
        </text:list-item>
        <text:list-item>
          <text:p text:style-name="P309">BR245980227343A</text:p>
        </text:list-item>
        <text:list-item>
          <text:p text:style-name="P310">BR242089332782X</text:p>
        </text:list-item>
        <text:list-item>
          <text:p text:style-name="P311">BR2446031493572</text:p>
        </text:list-item>
        <text:list-item>
          <text:p text:style-name="P312">BR2412040259842</text:p>
        </text:list-item>
        <text:list-item>
          <text:p text:style-name="P313">BR2449983483273</text:p>
        </text:list-item>
        <text:list-item>
          <text:p text:style-name="P314">BR245659861718Y</text:p>
        </text:list-item>
        <text:list-item>
          <text:p text:style-name="P315">BR2427430495778</text:p>
        </text:list-item>
        <text:list-item>
          <text:p text:style-name="P316">BR2468118581717</text:p>
        </text:list-item>
        <text:list-item>
          <text:p text:style-name="P317">BR243251584251D</text:p>
        </text:list-item>
        <text:list-item>
          <text:p text:style-name="P318">BR246782744231J</text:p>
        </text:list-item>
        <text:list-item>
          <text:p text:style-name="P319">BR2450409231284</text:p>
        </text:list-item>
        <text:list-item>
          <text:p text:style-name="P320">BR240358258475V</text:p>
        </text:list-item>
        <text:list-item>
          <text:p text:style-name="P321">BR2475912598560</text:p>
        </text:list-item>
        <text:list-item>
          <text:p text:style-name="P322">BR241343237733X</text:p>
        </text:list-item>
        <text:list-item>
          <text:p text:style-name="P323">BR2467872351454</text:p>
        </text:list-item>
        <text:list-item>
          <text:p text:style-name="P324">BR2498969905198</text:p>
        </text:list-item>
        <text:list-item>
          <text:p text:style-name="P325">BR244483919026Y</text:p>
        </text:list-item>
        <text:list-item>
          <text:p text:style-name="P326">BR240074639856W</text:p>
        </text:list-item>
        <text:list-item>
          <text:p text:style-name="P327">BR246127510185W</text:p>
        </text:list-item>
        <text:list-item>
          <text:p text:style-name="P328">BR244696808713S</text:p>
        </text:list-item>
        <text:list-item>
          <text:p text:style-name="P329">BR2408223311248</text:p>
        </text:list-item>
        <text:list-item>
          <text:p text:style-name="P330">BR2407846090755</text:p>
        </text:list-item>
        <text:list-item>
          <text:p text:style-name="P331">BR245717575740X</text:p>
        </text:list-item>
        <text:list-item>
          <text:p text:style-name="P332">BR2465545352940</text:p>
        </text:list-item>
        <text:list-item>
          <text:p text:style-name="P333">BR244488399524U</text:p>
        </text:list-item>
        <text:list-item>
          <text:p text:style-name="P334">BR243607591533T</text:p>
        </text:list-item>
        <text:list-item>
          <text:p text:style-name="P335">BR240227793527X</text:p>
        </text:list-item>
        <text:list-item>
          <text:p text:style-name="P336">BR246218685944G</text:p>
        </text:list-item>
        <text:list-item>
          <text:p text:style-name="P337">BR248618783496U</text:p>
        </text:list-item>
        <text:list-item>
          <text:p text:style-name="P338">BR2440844418717</text:p>
        </text:list-item>
        <text:list-item>
          <text:p text:style-name="P339">BR247478983125L</text:p>
        </text:list-item>
        <text:list-item>
          <text:p text:style-name="P340">BR2463496725289</text:p>
        </text:list-item>
        <text:list-item>
          <text:p text:style-name="P341">BR2446792861588</text:p>
        </text:list-item>
        <text:list-item>
          <text:p text:style-name="P342">BR243883066315S</text:p>
        </text:list-item>
        <text:list-item>
          <text:p text:style-name="P343">BR2432964767352</text:p>
        </text:list-item>
        <text:list-item>
          <text:p text:style-name="P344">BR2403037574722</text:p>
        </text:list-item>
        <text:list-item>
          <text:p text:style-name="P345">BR240718660368X</text:p>
        </text:list-item>
        <text:list-item>
          <text:p text:style-name="P346">BR241341787795P</text:p>
        </text:list-item>
        <text:list-item>
          <text:p text:style-name="P347">BR2441503439315</text:p>
        </text:list-item>
        <text:list-item>
          <text:p text:style-name="P348">BR2407509768037</text:p>
        </text:list-item>
        <text:list-item>
          <text:p text:style-name="P349">BR240060367041C</text:p>
        </text:list-item>
        <text:list-item>
          <text:p text:style-name="P350">BR2453067869131</text:p>
        </text:list-item>
        <text:list-item>
          <text:p text:style-name="P351">BR249156117265D</text:p>
        </text:list-item>
        <text:list-item>
          <text:p text:style-name="P352">BR2486996477929</text:p>
        </text:list-item>
        <text:list-item>
          <text:p text:style-name="P353">BR241894033876Z</text:p>
        </text:list-item>
        <text:list-item>
          <text:p text:style-name="P354">BR246437365748M</text:p>
        </text:list-item>
        <text:list-item>
          <text:p text:style-name="P355">BR2485456324497</text:p>
        </text:list-item>
        <text:list-item>
          <text:p text:style-name="P356">BR2497927360793</text:p>
        </text:list-item>
        <text:list-item>
          <text:p text:style-name="P357">BR240287393680F</text:p>
        </text:list-item>
        <text:list-item>
          <text:p text:style-name="P358">BR2441303389097</text:p>
        </text:list-item>
        <text:list-item>
          <text:p text:style-name="P359">BR242196804279D</text:p>
        </text:list-item>
        <text:list-item>
          <text:p text:style-name="P360">BR249400683400B</text:p>
        </text:list-item>
        <text:list-item>
          <text:p text:style-name="P361">BR241888319074D</text:p>
        </text:list-item>
        <text:list-item>
          <text:p text:style-name="P362">BR242856107397X</text:p>
        </text:list-item>
        <text:list-item>
          <text:p text:style-name="P363">BR240416476262B</text:p>
        </text:list-item>
        <text:list-item>
          <text:p text:style-name="P364">BR243906415987L</text:p>
        </text:list-item>
        <text:list-item>
          <text:p text:style-name="P365">BR240362521015A</text:p>
        </text:list-item>
        <text:list-item>
          <text:p text:style-name="P366">BR242847885154S</text:p>
        </text:list-item>
        <text:list-item>
          <text:p text:style-name="P367">BR2428961991718</text:p>
        </text:list-item>
        <text:list-item>
          <text:p text:style-name="P368">BR246007091660J</text:p>
        </text:list-item>
        <text:list-item>
          <text:p text:style-name="P369">BR240149125078K</text:p>
        </text:list-item>
        <text:list-item>
          <text:p text:style-name="P370">BR2448934923567</text:p>
        </text:list-item>
        <text:list-item>
          <text:p text:style-name="P371">BR2400397654406</text:p>
        </text:list-item>
        <text:list-item>
          <text:p text:style-name="P372">BR248105178720X</text:p>
        </text:list-item>
        <text:list-item>
          <text:p text:style-name="P373">BR2425939798402</text:p>
        </text:list-item>
        <text:list-item>
          <text:p text:style-name="P374">BR2405273233272</text:p>
        </text:list-item>
        <text:list-item>
          <text:p text:style-name="P375">BR240694663586D</text:p>
        </text:list-item>
        <text:list-item>
          <text:p text:style-name="P376">BR249684615306Y</text:p>
        </text:list-item>
        <text:list-item>
          <text:p text:style-name="P377">BR248735441573B</text:p>
        </text:list-item>
        <text:list-item>
          <text:p text:style-name="P378">BR240041669499C</text:p>
        </text:list-item>
        <text:list-item>
          <text:p text:style-name="P379">BR248886613683C</text:p>
        </text:list-item>
        <text:list-item>
          <text:p text:style-name="P380">BR247388022719E</text:p>
        </text:list-item>
        <text:list-item>
          <text:p text:style-name="P381">BR248822491181Y</text:p>
        </text:list-item>
        <text:list-item>
          <text:p text:style-name="P382">BR243812360888G</text:p>
        </text:list-item>
        <text:list-item>
          <text:p text:style-name="P383">BR247866915032D</text:p>
        </text:list-item>
        <text:list-item>
          <text:p text:style-name="P384">BR2447556184567</text:p>
        </text:list-item>
        <text:list-item>
          <text:p text:style-name="P385">BR243135042553A</text:p>
        </text:list-item>
        <text:list-item>
          <text:p text:style-name="P386">BR2441331954541</text:p>
        </text:list-item>
        <text:list-item>
          <text:p text:style-name="P387">BR242769117355Z</text:p>
        </text:list-item>
        <text:list-item>
          <text:p text:style-name="P388">BR248569402548N</text:p>
        </text:list-item>
        <text:list-item>
          <text:p text:style-name="P389">BR2486267071967</text:p>
        </text:list-item>
        <text:list-item>
          <text:p text:style-name="P390">BR2462982891123</text:p>
        </text:list-item>
        <text:list-item>
          <text:p text:style-name="P391">BR244113728257B</text:p>
        </text:list-item>
        <text:list-item>
          <text:p text:style-name="P392">BR242188126750W</text:p>
        </text:list-item>
        <text:list-item>
          <text:p text:style-name="P393">BR2498381086826</text:p>
        </text:list-item>
        <text:list-item>
          <text:p text:style-name="P394">BR2480493119332</text:p>
        </text:list-item>
        <text:list-item>
          <text:p text:style-name="P395">BR2463558271366</text:p>
        </text:list-item>
        <text:list-item>
          <text:p text:style-name="P396">BR242222850786Z</text:p>
        </text:list-item>
        <text:list-item>
          <text:p text:style-name="P397">BR2417826710501</text:p>
        </text:list-item>
        <text:list-item>
          <text:p text:style-name="P398">BR2414665346079</text:p>
        </text:list-item>
        <text:list-item>
          <text:p text:style-name="P399">BR240311442267F</text:p>
        </text:list-item>
        <text:list-item>
          <text:p text:style-name="P400">BR2465111470582</text:p>
        </text:list-item>
        <text:list-item>
          <text:p text:style-name="P401">BR244560772292Y</text:p>
        </text:list-item>
        <text:list-item>
          <text:p text:style-name="P402">BR2436749796295</text:p>
        </text:list-item>
        <text:list-item>
          <text:p text:style-name="P403">BR248268150065R</text:p>
        </text:list-item>
        <text:list-item>
          <text:p text:style-name="P404">BR240363936657W</text:p>
        </text:list-item>
        <text:list-item>
          <text:p text:style-name="P405">BR2490178266816</text:p>
        </text:list-item>
        <text:list-item>
          <text:p text:style-name="P406">BR246977628630B</text:p>
        </text:list-item>
        <text:list-item>
          <text:p text:style-name="P407">BR2466708760334</text:p>
        </text:list-item>
        <text:list-item>
          <text:p text:style-name="P408">BR244552316308O</text:p>
        </text:list-item>
        <text:list-item>
          <text:p text:style-name="P409">BR2495610311997</text:p>
        </text:list-item>
        <text:list-item>
          <text:p text:style-name="P410">BR246838840909Y</text:p>
        </text:list-item>
        <text:list-item>
          <text:p text:style-name="P411">BR2468864422416</text:p>
        </text:list-item>
        <text:list-item>
          <text:p text:style-name="P412">BR248019956246K</text:p>
        </text:list-item>
        <text:list-item>
          <text:p text:style-name="P413">BR2490135078999</text:p>
        </text:list-item>
        <text:list-item>
          <text:p text:style-name="P414">BR247280876985A</text:p>
        </text:list-item>
        <text:list-item>
          <text:p text:style-name="P415">BR246007862359Z</text:p>
        </text:list-item>
        <text:list-item>
          <text:p text:style-name="P416">BR243036780037E</text:p>
        </text:list-item>
        <text:list-item>
          <text:p text:style-name="P417">BR245858850859S</text:p>
        </text:list-item>
        <text:list-item>
          <text:p text:style-name="P418">BR2406505544620</text:p>
        </text:list-item>
        <text:list-item>
          <text:p text:style-name="P419">BR2457477359728</text:p>
        </text:list-item>
        <text:list-item>
          <text:p text:style-name="P420">BR2492913648426</text:p>
        </text:list-item>
        <text:list-item>
          <text:p text:style-name="P421">BR249548131736C</text:p>
        </text:list-item>
        <text:list-item>
          <text:p text:style-name="P422">BR2459750613162</text:p>
        </text:list-item>
        <text:list-item>
          <text:p text:style-name="P423">BR240916092697B</text:p>
        </text:list-item>
        <text:list-item>
          <text:p text:style-name="P424">BR2400973936320</text:p>
        </text:list-item>
        <text:list-item>
          <text:p text:style-name="P425">BR248643472433R</text:p>
        </text:list-item>
        <text:list-item>
          <text:p text:style-name="P426">BR2480284437964</text:p>
        </text:list-item>
        <text:list-item>
          <text:p text:style-name="P427">BR246433690419A</text:p>
        </text:list-item>
        <text:list-item>
          <text:p text:style-name="P428">BR2448296760130</text:p>
        </text:list-item>
        <text:list-item>
          <text:p text:style-name="P429">BR2427912624766</text:p>
        </text:list-item>
        <text:list-item>
          <text:p text:style-name="P430">BR2418488683991</text:p>
        </text:list-item>
        <text:list-item>
          <text:p text:style-name="P431">BR243974892731U</text:p>
        </text:list-item>
        <text:list-item>
          <text:p text:style-name="P432">BR248498634745R</text:p>
        </text:list-item>
        <text:list-item>
          <text:p text:style-name="P433">BR242501486677O</text:p>
        </text:list-item>
        <text:list-item>
          <text:p text:style-name="P434">BR240523886489W</text:p>
        </text:list-item>
        <text:list-item>
          <text:p text:style-name="P435">BR243135462207T</text:p>
        </text:list-item>
        <text:list-item>
          <text:p text:style-name="P436">BR241625768741Z</text:p>
        </text:list-item>
        <text:list-item>
          <text:p text:style-name="P437">BR2490108942005</text:p>
        </text:list-item>
        <text:list-item>
          <text:p text:style-name="P438">BR243363497481B</text:p>
        </text:list-item>
        <text:list-item>
          <text:p text:style-name="P439">BR243476726360A</text:p>
        </text:list-item>
        <text:list-item>
          <text:p text:style-name="P440">BR240201126376M</text:p>
        </text:list-item>
        <text:list-item>
          <text:p text:style-name="P441">BR247256123784T</text:p>
        </text:list-item>
        <text:list-item>
          <text:p text:style-name="P442">BR247257119463V</text:p>
        </text:list-item>
        <text:list-item>
          <text:p text:style-name="P443">BR2450449338658</text:p>
        </text:list-item>
        <text:list-item>
          <text:p text:style-name="P444">BR242875953519Q</text:p>
        </text:list-item>
        <text:list-item>
          <text:p text:style-name="P445">BR244122916582F</text:p>
        </text:list-item>
        <text:list-item>
          <text:p text:style-name="P446">BR2460295841677</text:p>
        </text:list-item>
        <text:list-item>
          <text:p text:style-name="P447">BR2477354878731</text:p>
        </text:list-item>
        <text:list-item>
          <text:p text:style-name="P448">BR245906102523C</text:p>
        </text:list-item>
        <text:list-item>
          <text:p text:style-name="P449">BR247578550507I</text:p>
        </text:list-item>
        <text:list-item>
          <text:p text:style-name="P450">BR245824732695F</text:p>
        </text:list-item>
        <text:list-item>
          <text:p text:style-name="P451">BR2440608767482</text:p>
        </text:list-item>
        <text:list-item>
          <text:p text:style-name="P452">BR245214496883E</text:p>
        </text:list-item>
        <text:list-item>
          <text:p text:style-name="P453">BR2449828702171</text:p>
        </text:list-item>
        <text:list-item>
          <text:p text:style-name="P454">BR2472218962816</text:p>
        </text:list-item>
        <text:list-item>
          <text:p text:style-name="P455">BR243081865800V</text:p>
        </text:list-item>
        <text:list-item>
          <text:p text:style-name="P456">BR2482103218342</text:p>
        </text:list-item>
        <text:list-item>
          <text:p text:style-name="P457">BR2490686233928</text:p>
        </text:list-item>
        <text:list-item>
          <text:p text:style-name="P458">BR2426374557055</text:p>
        </text:list-item>
        <text:list-item>
          <text:p text:style-name="P459">BR2415618392405</text:p>
        </text:list-item>
        <text:list-item>
          <text:p text:style-name="P460">BR246480040182Z</text:p>
        </text:list-item>
        <text:list-item>
          <text:p text:style-name="P461">BR2420870340597</text:p>
        </text:list-item>
        <text:list-item>
          <text:p text:style-name="P462">BR243377339230Q</text:p>
        </text:list-item>
        <text:list-item>
          <text:p text:style-name="P463">BR2480017315554</text:p>
        </text:list-item>
        <text:list-item>
          <text:p text:style-name="P464">BR2420454697404</text:p>
        </text:list-item>
        <text:list-item>
          <text:p text:style-name="P465">BR2409042455610</text:p>
        </text:list-item>
        <text:list-item>
          <text:p text:style-name="P466">BR2459910592491</text:p>
        </text:list-item>
        <text:list-item>
          <text:p text:style-name="P467">BR243425398230R</text:p>
        </text:list-item>
        <text:list-item>
          <text:p text:style-name="P468">BR242510085727Z</text:p>
        </text:list-item>
        <text:list-item>
          <text:p text:style-name="P469">BR2431751199206</text:p>
        </text:list-item>
        <text:list-item>
          <text:p text:style-name="P470">BR240874354832U</text:p>
        </text:list-item>
        <text:list-item>
          <text:p text:style-name="P471">BR243946586621A</text:p>
        </text:list-item>
        <text:list-item>
          <text:p text:style-name="P472">BR244208250532B</text:p>
        </text:list-item>
        <text:list-item>
          <text:p text:style-name="P473">BR246541068801Q</text:p>
        </text:list-item>
        <text:list-item>
          <text:p text:style-name="P474">BR2403201231255</text:p>
        </text:list-item>
        <text:list-item>
          <text:p text:style-name="P475">BR2495417901490</text:p>
        </text:list-item>
        <text:list-item>
          <text:p text:style-name="P476">BR2415108779439</text:p>
        </text:list-item>
        <text:list-item>
          <text:p text:style-name="P477">BR244716620245W</text:p>
        </text:list-item>
        <text:list-item>
          <text:p text:style-name="P478">BR247200035485W</text:p>
        </text:list-item>
        <text:list-item>
          <text:p text:style-name="P479">BR248304512259U</text:p>
        </text:list-item>
        <text:list-item>
          <text:p text:style-name="P480">BR245459138242J</text:p>
        </text:list-item>
        <text:list-item>
          <text:p text:style-name="P481">BR2427234833789</text:p>
        </text:list-item>
        <text:list-item>
          <text:p text:style-name="P482">BR248944957365A</text:p>
        </text:list-item>
        <text:list-item>
          <text:p text:style-name="P483">BR244478109607G</text:p>
        </text:list-item>
        <text:list-item>
          <text:p text:style-name="P484">BR2492566035901</text:p>
        </text:list-item>
        <text:list-item>
          <text:p text:style-name="P485">BR2435954879805</text:p>
        </text:list-item>
        <text:list-item>
          <text:p text:style-name="P486">BR2422677234727</text:p>
        </text:list-item>
        <text:list-item>
          <text:p text:style-name="P487">BR2404308119543</text:p>
        </text:list-item>
        <text:list-item>
          <text:p text:style-name="P488">BR244712859805O</text:p>
        </text:list-item>
        <text:list-item>
          <text:p text:style-name="P489">BR246867359742W</text:p>
        </text:list-item>
        <text:list-item>
          <text:p text:style-name="P490">BR2430943771300</text:p>
        </text:list-item>
        <text:list-item>
          <text:p text:style-name="P491">BR2494563602544</text:p>
        </text:list-item>
        <text:list-item>
          <text:p text:style-name="P492">BR240506484818Q</text:p>
        </text:list-item>
        <text:list-item>
          <text:p text:style-name="P493">BR245149446582T</text:p>
        </text:list-item>
        <text:list-item>
          <text:p text:style-name="P494">BR247097939475S</text:p>
        </text:list-item>
        <text:list-item>
          <text:p text:style-name="P495">BR2493204084910</text:p>
        </text:list-item>
        <text:list-item>
          <text:p text:style-name="P496">BR2414397555520</text:p>
        </text:list-item>
        <text:list-item>
          <text:p text:style-name="P497">BR247556635764Q</text:p>
        </text:list-item>
        <text:list-item>
          <text:p text:style-name="P498">BR248195585178W</text:p>
        </text:list-item>
        <text:list-item>
          <text:p text:style-name="P499">BR248965532771P</text:p>
        </text:list-item>
        <text:list-item>
          <text:p text:style-name="P500">BR2439258259398</text:p>
        </text:list-item>
        <text:list-item>
          <text:p text:style-name="P501">BR2474814714420</text:p>
        </text:list-item>
        <text:list-item>
          <text:p text:style-name="P502">BR242608597890W</text:p>
        </text:list-item>
        <text:list-item>
          <text:p text:style-name="P503">BR2412334724660</text:p>
        </text:list-item>
        <text:list-item>
          <text:p text:style-name="P504">BR2456271943025</text:p>
        </text:list-item>
        <text:list-item>
          <text:p text:style-name="P505">BR2477222214387</text:p>
        </text:list-item>
        <text:list-item>
          <text:p text:style-name="P506">BR249217641003A</text:p>
        </text:list-item>
        <text:list-item>
          <text:p text:style-name="P507">BR245520817502T</text:p>
        </text:list-item>
        <text:list-item>
          <text:p text:style-name="P508">BR2407473147224</text:p>
        </text:list-item>
        <text:list-item>
          <text:p text:style-name="P509">BR2423999838637</text:p>
        </text:list-item>
        <text:list-item>
          <text:p text:style-name="P510">BR241211988681V</text:p>
        </text:list-item>
        <text:list-item>
          <text:p text:style-name="P511">BR241735107569U</text:p>
        </text:list-item>
        <text:list-item>
          <text:p text:style-name="P512">BR241319169590Y</text:p>
        </text:list-item>
        <text:list-item>
          <text:p text:style-name="P513">BR2486739272612</text:p>
        </text:list-item>
        <text:list-item>
          <text:p text:style-name="P514">BR241401963477Z</text:p>
        </text:list-item>
        <text:list-item>
          <text:p text:style-name="P515">BR249003054987V</text:p>
        </text:list-item>
        <text:list-item>
          <text:p text:style-name="P516">BR243505960837Y</text:p>
        </text:list-item>
        <text:list-item>
          <text:p text:style-name="P517">BR248042539350Q</text:p>
        </text:list-item>
        <text:list-item>
          <text:p text:style-name="P518">BR2460390885144</text:p>
        </text:list-item>
        <text:list-item>
          <text:p text:style-name="P519">BR241700308042Y</text:p>
        </text:list-item>
        <text:list-item>
          <text:p text:style-name="P520">BR2453328912054</text:p>
        </text:list-item>
        <text:list-item>
          <text:p text:style-name="P521">BR2405729475052</text:p>
        </text:list-item>
        <text:list-item>
          <text:p text:style-name="P522">BR247685344028V</text:p>
        </text:list-item>
        <text:list-item>
          <text:p text:style-name="P523">BR2451947197175</text:p>
        </text:list-item>
        <text:list-item>
          <text:p text:style-name="P524">BR2461482003079</text:p>
        </text:list-item>
        <text:list-item>
          <text:p text:style-name="P525">BR248784286962Z</text:p>
        </text:list-item>
        <text:list-item>
          <text:p text:style-name="P526">BR2437712014414</text:p>
        </text:list-item>
        <text:list-item>
          <text:p text:style-name="P527">BR2400742784559</text:p>
        </text:list-item>
        <text:list-item>
          <text:p text:style-name="P528">BR2426680802863</text:p>
        </text:list-item>
        <text:list-item>
          <text:p text:style-name="P529">BR241913397936Y</text:p>
        </text:list-item>
        <text:list-item>
          <text:p text:style-name="P530">BR2446192455155</text:p>
        </text:list-item>
        <text:list-item>
          <text:p text:style-name="P531">BR244165083288Z</text:p>
        </text:list-item>
        <text:list-item>
          <text:p text:style-name="P532">BR249722754192V</text:p>
        </text:list-item>
        <text:list-item>
          <text:p text:style-name="P533"><text:span text:style-name="T534">BR245985499875U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8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28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8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8T19:00:00Z</meta:creation-date>
    <dc:date>2024-07-08T19:00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70" meta:character-count="3641" meta:row-count="25" meta:non-whitespace-character-count="3078"/>
  </office:meta>
</office:document-meta>
</file>